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officeooo:rsid="0015e00b" officeooo:paragraph-rsid="0015e00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rupo HelloWorld</text:p>
      <text:p text:style-name="P4">Juan Bisaguirre</text:p>
      <text:p text:style-name="P4">Carlos Ariel Diaz Cattoni</text:p>
      <text:p text:style-name="P4">Joaquín Peralta</text:p>
      <text:p text:style-name="Text_20_body"/>
      <text:p text:style-name="Text_20_body">Brief de Proyecto – Tienda Virtual de Ropa</text:p>
      <text:p text:style-name="Text_20_body">El presente documento tiene como finalidad detallar los lineamientos principales para el desarrollo de una tienda virtual de ropa. Se trata de un proyecto que busca consolidar una plataforma web moderna, accesible y segura, que permita ofrecer productos de calidad a un público amplio, bajo un esquema de ecommerce básico pero con la posibilidad de ampliación futura.</text:p>
      <text:p text:style-name="Text_20_body">Resumen del Proyecto<text:line-break/>La propuesta consiste en la creación de una tienda virtual destinada a la comercialización de ropa mediante una plataforma web. El catálogo será abierto, lo que permitirá la incorporación constante de nuevos productos de forma dinámica. El objetivo central es ofrecer una experiencia de compra clara y segura, centrada en la comodidad del cliente, con un diseño adaptable a distintos dispositivos y un sistema de pago confiable a través de la integración con Mercado Pago. La calidad de los productos será el factor diferencial frente a otras alternativas del mercado.</text:p>
      <text:p text:style-name="Text_20_body">Objetivos del Proyecto<text:line-break/>El desarrollo de la plataforma tiene como objetivos principales:</text:p>
      <text:list text:style-name="L1">
        <text:list-item>
          <text:p text:style-name="P1">Crear un sitio web de ecommerce funcional, escalable y de fácil mantenimiento.</text:p>
        </text:list-item>
        <text:list-item>
          <text:p text:style-name="P1">Implementar un proceso de compra intuitivo, rápido y seguro.</text:p>
        </text:list-item>
        <text:list-item>
          <text:p text:style-name="P1">Ofrecer a los usuarios herramientas que favorezcan la navegación y fidelización, como la creación de listas de deseos.</text:p>
        </text:list-item>
        <text:list-item>
          <text:p text:style-name="P1">Establecer una base tecnológica sólida que permita futuras mejoras y ampliaciones.</text:p>
        </text:list-item>
      </text:list>
      <text:p text:style-name="Text_20_body">Público Objetivo<text:line-break/>El ecommerce está dirigido a un público masivo y diverso, sin restricciones específicas en cuanto a edad, intereses o nivel socioeconómico. El propósito es llegar a cualquier persona interesada en adquirir ropa de calidad a través de una experiencia digital confiable y práctica.</text:p>
      <text:p text:style-name="Text_20_body">Alcance del Proyecto<text:line-break/>El proyecto contempla únicamente el desarrollo de la versión web de la tienda, en idioma español y con transacciones en pesos. Se trata de una plataforma de un solo vendedor (tienda propia) en la que no se implementarán envíos en esta etapa inicial. El foco estará puesto en el proceso de compra digital, sin integración con logística o sistemas de distribución.</text:p>
      <text:p text:style-name="Text_20_body">Diseño y Experiencia de Usuario<text:line-break/>El diseño será genérico, sin identidad visual de marca definida, pero contará con un enfoque responsive para garantizar el acceso desde distintos dispositivos, incluyendo computadoras, tablets y teléfonos móviles. La interfaz priorizará la usabilidad y la simplicidad, buscando que los usuarios puedan navegar el catálogo, seleccionar productos y realizar compras sin dificultades.</text:p>
      <text:p text:style-name="Text_20_body"><text:soft-page-break/>Funcionalidades Principales<text:line-break/>El sistema incorporará las siguientes funcionalidades:</text:p>
      <text:list text:style-name="L2">
        <text:list-item>
          <text:p text:style-name="P2">Gestión de usuarios: registro y login seguro, con la posibilidad de que cada cliente cuente con un perfil donde se almacenen sus datos de contacto y su historial de compras.</text:p>
        </text:list-item>
        <text:list-item>
          <text:p text:style-name="P2">Catálogo de productos: listado dinámico de prendas, detalles de cada artículo y carrito de compras. Se permitirá a los clientes marcar productos como favoritos y guardarlos en listas de deseos.</text:p>
        </text:list-item>
        <text:list-item>
          <text:p text:style-name="P2">Proceso de pago: integración con la API de Mercado Pago, con redirección al servicio para completar la transacción y recepción de notificaciones automáticas que actualicen el estado de los pedidos en la tienda.</text:p>
        </text:list-item>
      </text:list>
      <text:p text:style-name="Text_20_body">Pila Tecnológica<text:line-break/>La plataforma será desarrollada sobre una arquitectura moderna y robusta. El backend estará implementado en Python utilizando el framework FastAPI para la lógica de la aplicación y la gestión de la base de datos. El frontend se construirá con HTML y CSS para la estructura y el diseño visual, acompañado de JavaScript para dotar de dinamismo e interactividad a la experiencia de usuario.</text:p>
      <text:p text:style-name="Text_20_body">Diferenciales del Proyecto<text:line-break/>El principal diferencial que se busca transmitir es la calidad de los productos ofrecidos. Si bien se trata de un ecommerce básico en su alcance, la prioridad es que la experiencia de compra sea confiable, sencilla y atractiva, de manera que el cliente identifique la plataforma como un espacio seguro para adquirir ropa con altos estándares de calidad.</text:p>
      <text:p text:style-name="Text_20_body">Entregables<text:line-break/>El proyecto tendrá como entregables principales:</text:p>
      <text:list text:style-name="L3">
        <text:list-item>
          <text:p text:style-name="P3">Código fuente del backend desarrollado en FastAPI.</text:p>
        </text:list-item>
        <text:list-item>
          <text:p text:style-name="P3">Archivos del frontend (HTML, CSS y JavaScript).</text:p>
        </text:list-item>
        <text:list-item>
          <text:p text:style-name="P3">Documentación técnica que detalle la arquitectura, la configuración y el uso de la plataforma.</text:p>
        </text:list-item>
        <text:list-item>
          <text:p text:style-name="P3">Guía de uso de la aplicación para facilitar su comprensión y manejo por parte de usuarios no técnicos.</text:p>
        </text:list-item>
      </text:list>
      <text:p text:style-name="Text_20_body">Equipo Responsable<text:line-break/>El desarrollo y mantenimiento del proyecto estará a cargo del equipo HelloWorld, encargado de la implementación técnica y de las futuras mejoras que puedan incorporarse tras el lanzamiento inicial.</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30T19:00:07.872708008</meta:creation-date>
    <dc:date>2025-09-30T19:01:40.136489779</dc:date>
    <meta:editing-duration>PT1M35S</meta:editing-duration>
    <meta:editing-cycles>1</meta:editing-cycles>
    <meta:document-statistic meta:table-count="0" meta:image-count="0" meta:object-count="0" meta:page-count="2" meta:paragraph-count="27" meta:word-count="717" meta:character-count="4608" meta:non-whitespace-character-count="3928"/>
    <meta:generator>LibreOffice/24.2.7.2$Linux_X86_64 LibreOffice_project/420$Build-2</meta:generator>
  </office:meta>
</office:document-meta>
</file>